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list-style-name="L1"/>
    <style:style style:name="P3" style:family="paragraph" style:parent-style-name="Standard" style:list-style-name="L1">
      <style:text-properties officeooo:paragraph-rsid="0010464a"/>
    </style:style>
    <style:style style:name="P4" style:family="paragraph" style:parent-style-name="Standard" style:list-style-name="L1">
      <style:text-properties officeooo:paragraph-rsid="000da6a4"/>
    </style:style>
    <style:style style:name="P5" style:family="paragraph" style:parent-style-name="Standard" style:list-style-name="L1">
      <style:text-properties officeooo:paragraph-rsid="0008f1cb"/>
    </style:style>
    <style:style style:name="P6" style:family="paragraph" style:parent-style-name="Standard" style:list-style-name="L1">
      <style:text-properties officeooo:paragraph-rsid="000c9637"/>
    </style:style>
    <style:style style:name="P7" style:family="paragraph" style:parent-style-name="Standard" style:list-style-name="L1">
      <style:text-properties officeooo:paragraph-rsid="001252fa"/>
    </style:style>
    <style:style style:name="P8" style:family="paragraph" style:parent-style-name="Standard" style:list-style-name="L1">
      <style:text-properties officeooo:rsid="0000e3c9" officeooo:paragraph-rsid="0000e3c9"/>
    </style:style>
    <style:style style:name="P9" style:family="paragraph" style:parent-style-name="Standard" style:list-style-name="L1">
      <style:text-properties officeooo:rsid="0010464a" officeooo:paragraph-rsid="0010464a"/>
    </style:style>
    <style:style style:name="P10" style:family="paragraph" style:parent-style-name="Standard" style:list-style-name="L1">
      <style:text-properties officeooo:rsid="000da6a4" officeooo:paragraph-rsid="0010464a"/>
    </style:style>
    <style:style style:name="P11" style:family="paragraph" style:parent-style-name="Standard" style:list-style-name="L1">
      <style:text-properties officeooo:rsid="000da6a4" officeooo:paragraph-rsid="000da6a4"/>
    </style:style>
    <style:style style:name="P12" style:family="paragraph" style:parent-style-name="Standard" style:list-style-name="L1">
      <style:text-properties officeooo:rsid="0002dda8" officeooo:paragraph-rsid="0002dda8"/>
    </style:style>
    <style:style style:name="P13" style:family="paragraph" style:parent-style-name="Standard">
      <style:text-properties officeooo:rsid="0002dda8" officeooo:paragraph-rsid="0002dda8"/>
    </style:style>
    <style:style style:name="P14" style:family="paragraph" style:parent-style-name="Standard" style:list-style-name="L1">
      <style:text-properties officeooo:rsid="00046814" officeooo:paragraph-rsid="00046814"/>
    </style:style>
    <style:style style:name="P15" style:family="paragraph" style:parent-style-name="Standard" style:list-style-name="L1">
      <style:text-properties fo:font-weight="normal" officeooo:rsid="000c2139" officeooo:paragraph-rsid="0008f1cb" style:font-weight-asian="normal" style:font-weight-complex="normal"/>
    </style:style>
    <style:style style:name="P16" style:family="paragraph" style:parent-style-name="Standard" style:list-style-name="L1">
      <style:text-properties officeooo:rsid="0011e7e8" officeooo:paragraph-rsid="001252fa"/>
    </style:style>
    <style:style style:name="P17" style:family="paragraph" style:parent-style-name="Standard" style:list-style-name="L1">
      <style:text-properties officeooo:rsid="0011e7e8" officeooo:paragraph-rsid="00131b34"/>
    </style:style>
    <style:style style:name="P18" style:family="paragraph" style:parent-style-name="Standard" style:list-style-name="L1">
      <style:text-properties officeooo:rsid="0011d5a8" officeooo:paragraph-rsid="001252fa"/>
    </style:style>
    <style:style style:name="P19" style:family="paragraph" style:parent-style-name="Standard" style:list-style-name="L1">
      <style:text-properties officeooo:rsid="00131b34" officeooo:paragraph-rsid="00131b34"/>
    </style:style>
    <style:style style:name="P20" style:family="paragraph" style:parent-style-name="Standard" style:list-style-name="L1">
      <style:paragraph-properties fo:margin-left="1.251cm" fo:margin-right="0cm" fo:text-indent="-0.635cm" style:auto-text-indent="false"/>
      <style:text-properties officeooo:paragraph-rsid="00046814"/>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1"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style:style style:name="T17" style:family="text">
      <style:text-properties style:font-name="Times New Roman" fo:font-size="12pt" officeooo:rsid="001122ed" style:font-size-asian="12pt" style:font-size-complex="12pt"/>
    </style:style>
    <style:style style:name="T18" style:family="text">
      <style:text-properties officeooo:rsid="000da6a4"/>
    </style:style>
    <style:style style:name="T19" style:family="text">
      <style:text-properties officeooo:rsid="0011d5a8"/>
    </style:style>
    <style:style style:name="T20" style:family="text">
      <style:text-properties officeooo:rsid="0014386e"/>
    </style:style>
    <style:style style:name="T21" style:family="text">
      <style:text-properties officeooo:rsid="00155ba4"/>
    </style:style>
    <style:style style:name="T22" style:family="text">
      <style:text-properties officeooo:rsid="0016b0e2"/>
    </style:style>
    <style:style style:name="T23" style:family="text">
      <style:text-properties officeooo:rsid="0014d9a9"/>
    </style:style>
    <style:style style:name="T24" style:family="text">
      <style:text-properties officeooo:rsid="0014eb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686294793081526973" text:style-name="L1">
        <text:list-item>
          <text:p text:style-name="P8">ERP: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p text:style-name="P8"/>
        </text:list-item>
        <text:list-item>
          <text:p text:style-name="P3"><text:span text:style-name="T18">BI: </text:span>inteligencia empresarial, inteligencia de negocios.</text:p>
          <text:p text:style-name="P9">La capacidad de reunir y reaccionar en consecuencia en base a la información obtenida, es una habilidad en la que Furnese sobresalió, y es hoy en día el corazón mismo de BI.</text:p>
          <text:p text:style-name="P10">Actualmente, en las actividades diarias de cualquier organización, se generan datos como producto secundario, que son el resultado de todas las transacciones que se realizan.</text:p>
          <text:p text:style-name="P2">Aquí es donde la BI entra en juego, ya que al obtener conocimiento del negocio una vez capturada la información de todas las áreas en la empresa, es posible establecer estrategias y determinar cuáles son las fortalezas y las debilidades.</text:p>
          <text:p text:style-name="P4"><text:span text:style-name="T18">La Inteligencia de Negocios tiene sus raíces en los Sistemas de Información Ejecutiva </text:span>(Executive Information Systems – EIS<text:span text:style-name="T18">) y en los Sistemas para la Toma de Decisiones (Decision Support Systems – DSS), pero ha evolucionado y se ha transformado en todo </text:span></text:p>
          <text:p text:style-name="P11">un conjunto de tecnologías capaces de satisfacer a una gran gama de usuarios junto a </text:p>
          <text:p text:style-name="P11">sus necesidades específicas en cuanto al análisis de información, para convertirse en información que enriquezca las decisiones de los usuarios.</text:p>
          <text:p text:style-name="P2"><text:span text:style-name="T18">Debido a que para llevar a cabo BI, es necesario gestionar datos guardados en </text:span>diversos<text:span text:style-name="T18"> formatos, fuentes y tipos, para luego depurarlos e integrarlos, además de almacenarlos en un solo destino o base de datos que permita su posterior análisis y exploración, </text:span></text:p>
          <text:p text:style-name="P11">es imperativo y de vital importancia contar con un proceso que satisfaga todas estas necesidades. Este proceso se denomina Data Warehousing.</text:p>
          <text:p text:style-name="P11"/>
        </text:list-item>
        <text:list-item>
          <text:p text:style-name="P7"><text:span text:style-name="T19">DW, ¿Qué es?: </text:span>almacén de datos.</text:p>
          <text:p text:style-name="P18">La misión del almacén de datos es la publicación de datos de la organización, para apoyar más eficazmente la toma de decisiones.</text:p>
          <text:p text:style-name="P18">Aplicaciones de bases de datos transaccionales se encuentran en el mundo corporativ<text:span text:style-name="T20">o desde hace más de</text:span> 30 años. Aunque se ha introducido datos en aplicaciones de transacciones dedicadas, durante décadas, se ha hecho evidente que conseguir</text:p>
          <text:p text:style-name="P18">los datos de estos sistemas con fines analíticos es demasiado difícil. Billones de</text:p>
          <text:p text:style-name="P18">dólares se han gastado <text:span text:style-name="T21">en </text:span>aplicaciones de bases de datos, <text:span text:style-name="T21">que</text:span> mant<text:span text:style-name="T22">ienen </text:span>prisionero <text:span text:style-name="T23">los datos </text:span>dentro de ellos.</text:p>
          <text:p text:style-name="P18"/>
        </text:list-item>
        <text:list-item>
          <text:p text:style-name="P17">DW, arquitectura:</text:p>
          <text:p text:style-name="P19">La preparación de los datos, a menudo llamada la gestión de datos, implica la adquisición de datos y <text:s/><text:span text:style-name="T24">su </text:span>transform<text:span text:style-name="T24">ación</text:span> en información, en última instancia, se entrega esa información</text:p>
          <text:p text:style-name="P19">al front room.</text:p>
          <text:p text:style-name="P19">El acceso a los datos, por parte de los usuarios, está restringido a el front room.</text:p>
          <text:p text:style-name="P17">El entorno de un almacén de datos incluye varios componentes, cada uno</text:p>
          <text:p text:style-name="P16">con su propio conjunto de diseños, técnicas, herramientas y productos. Es importante recordar que ninguna de estas cosas por sí solo constituye un almacén de datos.</text:p>
          <text:p text:style-name="P16"/>
        </text:list-item>
        <text:list-item>
          <text:p text:style-name="P12">Hechos: Son las medidas de negocios (o indicadores de negocios) a los que el usuario final quiere observar y sobre los cuales quiere tener conocimientos.</text:p>
          <text:p text:style-name="P12"/>
        </text:list-item>
        <text:list-item>
          <text:p text:style-name="P12">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text:span><text:soft-page-break/><text:span text:style-name="T3">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13"/>
      <text:list xml:id="list165212996704138" text:continue-numbering="true" text:style-name="L1">
        <text:list-item>
          <text:p text:style-name="P14">Esquemas dimensionales: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14">Un esquema dimensional <text:span text:style-name="T4">físico </text:span><text:span text:style-name="T5">generalmente los objetos que contiene son en realidad tablas de base de datos.</text:span></text:p>
            </text:list-item>
            <text:list-item>
              <text:p text:style-name="P14"><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5"><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7">forman, generalmente, la clave primaria de la tabla de hechos.</text:span><text:span text:style-name="T13"> Por otra parte, cada dimensión tendrá su campo clave y otros campos en los que se almacenan las correspondientes descripciones que son de utilidad en el ambiente de negocios. </text:span><text:span text:style-name="T14">EJEMPLO</text:span></text:p>
          <text:p text:style-name="P5"><text:span text:style-name="T14"/></text:p>
        </text:list-item>
        <text:list-item>
          <text:p text:style-name="P6"><text:span text:style-name="T7"><text:s/></text:span><text:span text:style-name="T8">Esquema de copo de nieve: </text:span><text:span text:style-name="T11">Este otro tipo de esquemas, es similar al esquema de estrella 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text:span></text:p>
        </text:list-item>
        <text:list-item>
          <text:p text:style-name="P15"/>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4T16:52:11.381631648</dc:date>
    <meta:editing-duration>PT3H18M51S</meta:editing-duration>
    <meta:editing-cycles>19</meta:editing-cycles>
    <meta:generator>LibreOffice/4.1.3.2$Linux_X86_64 LibreOffice_project/410m0$Build-2</meta:generator>
    <meta:document-statistic meta:table-count="0" meta:image-count="0" meta:object-count="0" meta:page-count="2" meta:paragraph-count="37" meta:word-count="969" meta:character-count="5846" meta:non-whitespace-character-count="4935"/>
  </office:meta>
</office:document-meta>
</file>